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ntTypeResolverTests.resolveDefaul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ntentTypeResolverTests.resolveNoContentTyp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ntTypeResolverTests.resolveInvalidString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entTypeResolverTests.resolveString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ntentTypeResolverTests.resolveUnknownHead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entType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ntentType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